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000000005DC00000465191266379A986CAE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0.301cm" fo:min-width="1.175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1.053cm" fo:min-width="0.80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2.541cm"/>
    </style:style>
    <style:style style:name="gr6" style:family="graphic" style:parent-style-name="standard">
      <style:graphic-properties draw:textarea-horizontal-align="justify" draw:textarea-vertical-align="middle" draw:auto-grow-height="false" fo:min-height="1.037cm" fo:min-width="0.577cm"/>
    </style:style>
    <style:style style:name="gr7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8" style:family="graphic" style:parent-style-name="standard">
      <style:graphic-properties draw:textarea-horizontal-align="justify" draw:textarea-vertical-align="middle" draw:auto-grow-height="false" fo:min-height="1.037cm" fo:min-width="0.57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2.71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1.66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6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4cm" fo:min-width="0cm"/>
    </style:style>
    <style:style style:name="gr1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86cm" fo:min-width="0.628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draw:stroke="none" draw:fill="none" fo:min-height="1.575cm"/>
    </style:style>
    <style:style style:name="gr17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18" style:family="graphic" style:parent-style-name="Object_20_with_20_no_20_fill_20_and_20_no_20_line">
      <style:graphic-properties draw:textarea-vertical-align="middle" draw:ole-draw-aspect="1" style:protect="size"/>
    </style:style>
    <style:style style:name="gr19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20" style:family="graphic" style:parent-style-name="standard">
      <style:graphic-properties svg:stroke-width="0.1cm" draw:marker-start-width="0.35cm" draw:marker-end-width="0.35cm" draw:textarea-vertical-align="middle" fo:padding-top="0.175cm" fo:padding-bottom="0.175cm" fo:padding-left="0.3cm" fo:padding-right="0.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pr1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fo:min-height="13.364cm"/>
    </style:style>
    <style:style style:name="pr4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5" style:family="presentation" style:parent-style-name="Title_20__2b__20_Content-notes">
      <style:graphic-properties draw:fill-color="#ffffff" fo:min-height="13.364cm"/>
    </style:style>
    <style:style style:name="pr6" style:family="presentation" style:parent-style-name="Title_20__2b__20_Content-outline1" style:list-style-name="L3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7" style:family="presentation" style:parent-style-name="Title_20__2b__20_Content-outline1" style:list-style-name="L3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8" style:family="presentation" style:parent-style-name="Title_20__2b__20_Content-outline1" style:list-style-name="L3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 draw:fill-color="#ffffff"/>
      <style:paragraph-properties fo:margin-left="0cm" fo:margin-right="0cm" fo:margin-top="0.226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32pt" fo:language="en" fo:country="GB" fo:hyphenate="false"/>
    </style:style>
    <style:style style:name="P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font-size="45pt" fo:language="en" fo:country="GB" fo:hyphenate="false"/>
    </style:style>
    <style:style style:name="P5" style:family="paragraph">
      <loext:graphic-properties draw:fill-color="#ffffff"/>
      <style:text-properties fo:font-size="20pt" fo:language="en" fo:country="GB"/>
    </style:style>
    <style:style style:name="P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36pt" fo:language="en" fo:country="GB" fo:hyphenate="false"/>
    </style:style>
    <style:style style:name="P8" style:family="paragraph">
      <style:paragraph-properties fo:text-align="center"/>
      <style:text-properties fo:language="en" fo:country="GB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text-properties fo:font-size="18pt" fo:language="en" fo:country="GB"/>
    </style:style>
    <style:style style:name="P11" style:family="paragraph">
      <loext:graphic-properties draw:fill="none"/>
      <style:paragraph-properties fo:text-align="center"/>
      <style:text-properties fo:language="en" fo:country="GB"/>
    </style:style>
    <style:style style:name="P12" style:family="paragraph">
      <style:paragraph-properties fo:text-align="center"/>
      <style:text-properties fo:font-size="18pt" fo:language="en" fo:country="GB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7" style:family="paragraph">
      <loext:graphic-properties draw:fill="none"/>
      <style:paragraph-properties fo:margin-left="0cm" fo:margin-right="0cm" fo:margin-top="0.226cm" fo:margin-bottom="0cm" fo:line-height="100%" fo:text-align="start" fo:text-indent="0cm" style:punctuation-wrap="hanging" style:writing-mode="lr-tb" style:font-independent-line-spacing="true"/>
      <style:text-properties fo:font-size="32pt" fo:language="en" fo:country="GB" fo:hyphenate="false"/>
    </style:style>
    <style:style style:name="T1" style:family="text">
      <style:text-properties fo:font-variant="normal" fo:text-transform="none" fo:color="#8b8b8b" style:text-line-through-style="none" style:text-line-through-type="none" style:text-position="0% 100%" style:font-name="Arial" fo:font-size="32pt" fo:letter-spacing="normal" fo:language="en" fo:country="GB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45pt" fo:letter-spacing="normal" fo:language="en" fo:country="GB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language="en" fo:country="GB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4" style:family="text">
      <style:text-properties fo:language="en" fo:country="GB"/>
    </style:style>
    <style:style style:name="T5" style:family="text">
      <style:text-properties fo:font-size="18pt" fo:language="en" fo:country="GB"/>
    </style:style>
    <style:style style:name="T6" style:family="text">
      <style:text-properties style:text-position="-33% 58%" fo:font-size="18pt" fo:language="en" fo:country="GB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text-position="-33% 58%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language="en" fo:country="GB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32pt" fo:letter-spacing="normal" fo:language="en" fo:country="GB" fo:font-style="normal" fo:text-shadow="none" style:text-underline-style="none" fo:font-weight="normal" style:letter-kerning="true" fo:background-color="transparent" style:font-name-asian="Microsoft YaHei" style:font-size-asian="32pt" style:language-asian="en" style:country-asian="US" style:font-style-asian="normal" style:font-weight-asian="normal" style:font-name-complex="Lucida Sans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text-position="-33% 58%" style:font-name="Arial" fo:font-size="32pt" fo:letter-spacing="normal" fo:language="en" fo:country="GB" fo:font-style="normal" fo:text-shadow="none" style:text-underline-style="none" fo:font-weight="normal" style:letter-kerning="true" fo:background-color="transparent" style:font-name-asian="Microsoft YaHei" style:font-size-asian="32pt" style:language-asian="en" style:country-asian="US" style:font-style-asian="normal" style:font-weight-asian="normal" style:font-name-complex="Lucida Sans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style:text-line-through-style="none" style:text-line-through-type="none" style:text-position="-33% 58%" style:font-name="Arial" fo:font-size="32pt" fo:letter-spacing="normal" fo:language="en" fo:country="GB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language="en" fo:country="GB" fo:font-style="italic" style:text-underline-style="solid" style:text-underline-width="auto" style:text-underline-color="font-color" fo:font-weight="bold" style:font-size-asian="32pt" style:font-style-asian="italic" style:font-weight-asian="bold" style:font-size-complex="32pt" style:font-style-complex="italic" style:font-weight-complex="bold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32pt" fo:letter-spacing="normal" fo:language="en" fo:country="GB" fo:font-style="normal" fo:text-shadow="none" style:text-underline-style="none" fo:font-weight="bold" style:letter-kerning="true" fo:background-color="transparent" style:font-name-asian="Microsoft YaHei" style:font-size-asian="32pt" style:language-asian="en" style:country-asian="US" style:font-style-asian="normal" style:font-weight-asian="bold" style:font-name-complex="Lucida Sans" style:font-size-complex="3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language="en" fo:country="GB" fo:font-style="italic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32pt" fo:letter-spacing="normal" fo:language="en" fo:country="GB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32pt" style:language-asian="en" style:country-asian="US" style:font-style-asian="normal" style:font-weight-asian="normal" style:font-name-complex="Lucida Sans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bla</presentation:footer-decl>
      <presentation:date-time-decl presentation:name="dtd1" presentation:source="current-date" style:data-style-name="D7"/>
      <draw:page draw:name="Computer Electronics" draw:style-name="dp1" draw:master-page-name="Title_20_Slide" presentation:presentation-page-layout-name="AL1T0" presentation:use-footer-name="ftr1" presentation:use-date-time-name="dtd1">
        <office:forms form:automatic-focus="false" form:apply-design-mode="false"/>
        <draw:frame draw:name="Subtitle 1" presentation:style-name="pr1" draw:text-style-name="P2" draw:layer="layout" svg:width="21.264cm" svg:height="1.633cm" svg:x="2.065cm" svg:y="11.006cm" presentation:class="subtitle" presentation:user-transformed="true">
          <draw:text-box>
            <text:p text:style-name="P1"><text:span text:style-name="T1">L</text:span><text:span text:style-name="T1">a</text:span><text:span text:style-name="T1">b </text:span><text:span text:style-name="T1">2</text:span><text:span text:style-name="T1">: </text:span><text:span text:style-name="T1">R</text:span><text:span text:style-name="T1">C</text:span><text:span text:style-name="T1"> </text:span><text:span text:style-name="T1">C</text:span><text:span text:style-name="T1">ir</text:span><text:span text:style-name="T1">c</text:span><text:span text:style-name="T1">u</text:span><text:span text:style-name="T1">it </text:span><text:span text:style-name="T1">A</text:span><text:span text:style-name="T1">n</text:span><text:span text:style-name="T1">a</text:span><text:span text:style-name="T1">l</text:span><text:span text:style-name="T1">y</text:span><text:span text:style-name="T1">s</text:span><text:span text:style-name="T1">i</text:span><text:span text:style-name="T1">s</text:span></text:p>
          </draw:text-box>
        </draw:frame>
        <draw:frame draw:name="Title 4" presentation:style-name="pr2" draw:text-style-name="P4" draw:layer="layout" svg:width="21.264cm" svg:height="5.624cm" svg:x="2.065cm" svg:y="5.463cm" presentation:class="title" presentation:user-transformed="true">
          <draw:text-box>
            <text:p text:style-name="P3"><text:span text:style-name="T2">C</text:span><text:span text:style-name="T2">i</text:span><text:span text:style-name="T2">r</text:span><text:span text:style-name="T2">c</text:span><text:span text:style-name="T2">u</text:span><text:span text:style-name="T2">i</text:span><text:span text:style-name="T2">t </text:span><text:span text:style-name="T2">T</text:span><text:span text:style-name="T2">h</text:span><text:span text:style-name="T2">e</text:span><text:span text:style-name="T2">o</text:span><text:span text:style-name="T2">r</text:span><text:span text:style-name="T2">y</text:span><text:span text:style-name="T2"> </text:span><text:span text:style-name="T2">a</text:span><text:span text:style-name="T2">n</text:span><text:span text:style-name="T2">d</text:span><text:span text:style-name="T2"> </text:span><text:span text:style-name="T2">E</text:span><text:span text:style-name="T2">l</text:span><text:span text:style-name="T2">e</text:span><text:span text:style-name="T2">c</text:span><text:span text:style-name="T2">t</text:span><text:span text:style-name="T2">r</text:span><text:span text:style-name="T2">o</text:span><text:span text:style-name="T2">n</text:span><text:span text:style-name="T2">i</text:span><text:span text:style-name="T2">c</text:span><text:span text:style-name="T2">s</text:span><text:span text:style-name="T2"> </text:span><text:span text:style-name="T2">F</text:span><text:span text:style-name="T2">u</text:span><text:span text:style-name="T2">n</text:span><text:span text:style-name="T2">d</text:span><text:span text:style-name="T2">a</text:span><text:span text:style-name="T2">m</text:span><text:span text:style-name="T2">e</text:span><text:span text:style-name="T2">n</text:span><text:span text:style-name="T2">t</text:span><text:span text:style-name="T2">a</text:span><text:span text:style-name="T2">l</text:span><text:span text:style-name="T2">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itle_20__2b__20_Content" presentation:presentation-page-layout-name="AL2T11" presentation:use-footer-name="ftr1" presentation:use-date-time-name="dtd1">
        <office:forms form:automatic-focus="false" form:apply-design-mode="false"/>
        <draw:frame draw:name="Title 1" presentation:style-name="pr4" draw:text-style-name="P7" draw:layer="layout" svg:width="14.137cm" svg:height="2.411cm" svg:x="9.708cm" svg:y="0.678cm" presentation:class="title" presentation:user-transformed="true">
          <draw:text-box>
            <text:p text:style-name="P6"><text:span text:style-name="T3">T</text:span><text:span text:style-name="T3">h</text:span><text:span text:style-name="T3">e</text:span><text:span text:style-name="T3"> </text:span><text:span text:style-name="T3">R</text:span><text:span text:style-name="T3">C</text:span><text:span text:style-name="T3"> </text:span><text:span text:style-name="T3">c</text:span><text:span text:style-name="T3">i</text:span><text:span text:style-name="T3">r</text:span><text:span text:style-name="T3">c</text:span><text:span text:style-name="T3">u</text:span><text:span text:style-name="T3">i</text:span><text:span text:style-name="T3">t</text:span></text:p>
          </draw:text-box>
        </draw:frame>
        <draw:custom-shape draw:style-name="gr2" draw:text-style-name="P8" xml:id="id1" draw:id="id1" draw:layer="layout" svg:width="1.675cm" svg:height="0.551cm" svg:x="13.009cm" svg:y="7.40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8" xml:id="id8" draw:id="id8" draw:layer="layout" svg:width="1.675cm" svg:height="0.551cm" svg:x="17.809cm" svg:y="7.40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8" xml:id="id3" draw:id="id3" draw:layer="layout" svg:width="1.675cm" svg:height="0.551cm" svg:x="13.009cm" svg:y="11.30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8" xml:id="id6" draw:id="id6" draw:layer="layout" svg:width="1.675cm" svg:height="0.551cm" svg:x="17.909cm" svg:y="11.30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8" xml:id="id7" draw:id="id7" draw:layer="layout" svg:width="1.675cm" svg:height="0.551cm" draw:transform="rotate (1.5707963267949) translate (16.076cm 10.422cm)">
          <text:p/>
          <draw:enhanced-geometry svg:viewBox="0 0 21600 21600" draw:type="rectangle" draw:enhanced-path="M 0 0 L 21600 0 21600 21600 0 21600 0 0 Z N"/>
        </draw:custom-shape>
        <draw:connector draw:style-name="gr3" draw:text-style-name="P8" draw:layer="layout" svg:x1="13.009cm" svg:y1="7.681cm" svg:x2="11.355cm" svg:y2="8.748cm" draw:start-shape="id1" draw:start-glue-point="3" draw:end-shape="id2" draw:end-glue-point="4" svg:d="M13009 7681h-1654v1067" svg:viewBox="0 0 1655 1068">
          <text:p/>
        </draw:connector>
        <draw:connector draw:style-name="gr3" draw:text-style-name="P8" draw:layer="layout" svg:x1="11.355cm" svg:y1="10.591cm" svg:x2="13.009cm" svg:y2="11.581cm" draw:start-shape="id2" draw:start-glue-point="8" draw:end-shape="id3" draw:end-glue-point="3" svg:d="M11355 10591v990h1654" svg:viewBox="0 0 1655 991">
          <text:p/>
        </draw:connector>
        <draw:connector draw:style-name="gr3" draw:text-style-name="P8" draw:layer="layout" draw:line-skew="0.239cm" svg:x1="20.817cm" svg:y1="14.411cm" svg:x2="16.343cm" svg:y2="14.948cm" draw:start-shape="id4" draw:start-glue-point="2" draw:end-shape="id5" draw:end-glue-point="6" svg:d="M20817 14411v1277h-4474v-740" svg:viewBox="0 0 4475 1278">
          <text:p/>
        </draw:connector>
        <draw:connector draw:style-name="gr3" draw:text-style-name="P8" draw:layer="layout" svg:x1="14.684cm" svg:y1="11.581cm" svg:x2="17.909cm" svg:y2="11.581cm" draw:start-shape="id3" draw:start-glue-point="1" draw:end-shape="id6" draw:end-glue-point="3" svg:d="M14684 11581h3225" svg:viewBox="0 0 3226 1">
          <text:p/>
        </draw:connector>
        <draw:connector draw:style-name="gr3" draw:text-style-name="P8" draw:layer="layout" svg:x1="16.351cm" svg:y1="10.422cm" svg:x2="17.909cm" svg:y2="11.581cm" draw:start-shape="id7" draw:start-glue-point="3" draw:end-shape="id6" draw:end-glue-point="3" svg:d="M16351 10422v1159h1558" svg:viewBox="0 0 1559 1160">
          <text:p/>
        </draw:connector>
        <draw:connector draw:style-name="gr3" draw:text-style-name="P8" draw:layer="layout" svg:x1="17.809cm" svg:y1="7.681cm" svg:x2="16.351cm" svg:y2="8.747cm" draw:start-shape="id8" draw:start-glue-point="3" draw:end-shape="id7" draw:end-glue-point="1" svg:d="M17809 7681h-1458v1066" svg:viewBox="0 0 1459 1067">
          <text:p/>
        </draw:connector>
        <draw:custom-shape draw:style-name="gr4" draw:text-style-name="P8" xml:id="id2" draw:id="id2" draw:layer="layout" svg:width="1.842cm" svg:height="1.843cm" svg:x="10.434cm" svg:y="8.748cm">
          <text:p text:style-name="P9"><text:span text:style-name="T4">+</text:span></text:p>
          <text:p text:style-name="P9"><text:span text:style-name="T4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0" draw:layer="layout" svg:width="3.041cm" svg:height="1.114cm" svg:x="21.665cm" svg:y="10.011cm">
          <draw:text-box>
            <text:p><text:span text:style-name="T5">I</text:span><text:span text:style-name="T6">b</text:span><text:span text:style-name="T5"> </text:span><text:span text:style-name="T5">= </text:span><text:span text:style-name="T5">K</text:span><text:span text:style-name="T6">b</text:span><text:span text:style-name="T5"> </text:span><text:span text:style-name="T5">V</text:span><text:span text:style-name="T6">b</text:span></text:p>
          </draw:text-box>
        </draw:frame>
        <draw:g xml:id="id10" draw:id="id10">
          <draw:custom-shape draw:style-name="gr6" draw:text-style-name="P8" draw:layer="layout" svg:width="2.153cm" svg:height="2.573cm" svg:x="19.81cm" svg:y="8.33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7" draw:text-style-name="P11" draw:layer="layout" svg:x1="20.884cm" svg:y1="9.084cm" svg:x2="20.884cm" svg:y2="10.349cm">
            <text:p/>
          </draw:line>
        </draw:g>
        <draw:custom-shape draw:style-name="gr8" draw:text-style-name="P12" xml:id="id5" draw:id="id5" draw:layer="layout" svg:width="2.153cm" svg:height="2.573cm" svg:x="15.266cm" svg:y="12.375cm">
          <text:p text:style-name="P9"><text:span text:style-name="T5">+</text:span></text:p>
          <text:p text:style-name="P9"><text:span text:style-name="T5">-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9" draw:text-style-name="P10" draw:layer="layout" svg:width="3.219cm" svg:height="1.114cm" svg:x="16.687cm" svg:y="14.09cm">
          <draw:text-box>
            <text:p><text:span text:style-name="T7">V</text:span><text:span text:style-name="T8">d</text:span><text:span text:style-name="T7"> </text:span><text:span text:style-name="T7">= </text:span><text:span text:style-name="T7">K</text:span><text:span text:style-name="T8">d</text:span><text:span text:style-name="T7"> </text:span><text:span text:style-name="T7">I</text:span><text:span text:style-name="T8">d</text:span><text:span text:style-name="T5"> </text:span></text:p>
          </draw:text-box>
        </draw:frame>
        <draw:connector draw:style-name="gr3" draw:text-style-name="P9" draw:layer="layout" svg:x1="14.684cm" svg:y1="11.581cm" svg:x2="16.343cm" svg:y2="12.375cm" draw:start-shape="id3" draw:start-glue-point="1" draw:end-shape="id5" draw:end-glue-point="4" svg:d="M14684 11581h1659v794" svg:viewBox="0 0 1660 795">
          <text:p/>
        </draw:connector>
        <draw:connector draw:style-name="gr3" draw:text-style-name="P9" draw:layer="layout" svg:x1="14.684cm" svg:y1="7.681cm" svg:x2="16.351cm" svg:y2="8.747cm" draw:start-shape="id1" draw:start-glue-point="1" draw:end-shape="id7" draw:end-glue-point="1" svg:d="M14684 7681h1667v1066" svg:viewBox="0 0 1668 1067">
          <text:p/>
        </draw:connector>
        <draw:connector draw:style-name="gr3" draw:text-style-name="P9" draw:layer="layout" svg:x1="19.584cm" svg:y1="11.581cm" svg:x2="20.718cm" svg:y2="11.611cm" draw:start-shape="id6" draw:start-glue-point="1" draw:end-shape="id9" draw:end-glue-point="6" svg:d="M19584 11581h567v30h567" svg:viewBox="0 0 1135 31">
          <text:p/>
        </draw:connector>
        <draw:connector draw:style-name="gr3" draw:text-style-name="P9" draw:layer="layout" svg:x1="19.484cm" svg:y1="7.681cm" svg:x2="20.886cm" svg:y2="8.337cm" draw:start-shape="id8" draw:start-glue-point="1" draw:end-shape="id10" draw:end-glue-point="0" svg:d="M19484 7681h1402v656" svg:viewBox="0 0 1403 657">
          <text:p/>
        </draw:connector>
        <draw:connector draw:style-name="gr3" draw:text-style-name="P9" draw:layer="layout" svg:x1="20.886cm" svg:y1="10.91cm" svg:x2="20.817cm" svg:y2="12.684cm" draw:start-shape="id10" draw:start-glue-point="2" draw:end-shape="id4" draw:end-glue-point="0" svg:d="M20886 10910v863h-69v911" svg:viewBox="0 0 70 1775">
          <text:p/>
        </draw:connector>
        <draw:custom-shape draw:style-name="gr2" draw:text-style-name="P8" xml:id="id11" draw:id="id11" draw:layer="layout" svg:width="1.675cm" svg:height="0.551cm" svg:x="13.008cm" svg:y="15.40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8" xml:id="id12" draw:id="id12" draw:layer="layout" svg:width="1.675cm" svg:height="0.551cm" draw:transform="rotate (1.5707963267949) translate (11.075cm 14.422cm)">
          <text:p/>
          <draw:enhanced-geometry svg:viewBox="0 0 21600 21600" draw:type="rectangle" draw:enhanced-path="M 0 0 L 21600 0 21600 21600 0 21600 0 0 Z N"/>
        </draw:custom-shape>
        <draw:connector draw:style-name="gr3" draw:text-style-name="P9" draw:layer="layout" svg:x1="14.683cm" svg:y1="15.681cm" svg:x2="16.343cm" svg:y2="14.948cm" draw:start-shape="id11" draw:start-glue-point="1" draw:end-shape="id5" draw:end-glue-point="6" svg:d="M14683 15681h1660v-733" svg:viewBox="0 0 1661 734">
          <text:p/>
        </draw:connector>
        <draw:connector draw:style-name="gr3" draw:text-style-name="P9" draw:layer="layout" svg:x1="11.35cm" svg:y1="12.747cm" svg:x2="13.009cm" svg:y2="11.581cm" draw:start-shape="id12" draw:start-glue-point="1" draw:end-shape="id3" draw:end-glue-point="3" svg:d="M11350 12747v-1166h1659" svg:viewBox="0 0 1660 1167">
          <text:p/>
        </draw:connector>
        <draw:connector draw:style-name="gr3" draw:text-style-name="P9" draw:layer="layout" svg:x1="11.35cm" svg:y1="14.422cm" svg:x2="13.008cm" svg:y2="15.681cm" draw:start-shape="id12" draw:start-glue-point="3" draw:end-shape="id11" draw:end-glue-point="3" svg:d="M11350 14422v1259h1658" svg:viewBox="0 0 1659 1260">
          <text:p/>
        </draw:connector>
        <draw:frame draw:style-name="gr10" draw:text-style-name="P10" draw:layer="layout" svg:width="2.161cm" svg:height="1.114cm" svg:x="22.065cm" svg:y="12.411cm">
          <draw:text-box>
            <text:p><text:span text:style-name="T5">I</text:span><text:span text:style-name="T6">c</text:span></text:p>
          </draw:text-box>
        </draw:frame>
        <draw:frame draw:style-name="gr11" draw:text-style-name="P13" draw:layer="layout" svg:width="1.162cm" svg:height="1.114cm" svg:x="13.376cm" svg:y="7.957cm">
          <draw:text-box>
            <text:p>R<text:span text:style-name="T9">1</text:span></text:p>
          </draw:text-box>
        </draw:frame>
        <draw:frame draw:style-name="gr11" draw:text-style-name="P13" draw:layer="layout" svg:width="1.162cm" svg:height="1.114cm" svg:x="13.353cm" svg:y="15.957cm">
          <draw:text-box>
            <text:p>R<text:span text:style-name="T9">7</text:span></text:p>
          </draw:text-box>
        </draw:frame>
        <draw:frame draw:style-name="gr11" draw:text-style-name="P13" draw:layer="layout" svg:width="1.162cm" svg:height="1.114cm" svg:x="18.223cm" svg:y="11.857cm">
          <draw:text-box>
            <text:p>R<text:span text:style-name="T9">5</text:span></text:p>
          </draw:text-box>
        </draw:frame>
        <draw:frame draw:style-name="gr12" draw:text-style-name="P13" draw:layer="layout" svg:width="1.162cm" svg:height="1.114cm" svg:x="13.306cm" svg:y="11.857cm">
          <draw:text-box>
            <text:p>R<text:span text:style-name="T9">4</text:span></text:p>
          </draw:text-box>
        </draw:frame>
        <draw:frame draw:style-name="gr11" draw:text-style-name="P13" draw:layer="layout" svg:width="1.162cm" svg:height="1.114cm" svg:x="16.467cm" svg:y="9.175cm">
          <draw:text-box>
            <text:p>R<text:span text:style-name="T9">3</text:span></text:p>
          </draw:text-box>
        </draw:frame>
        <draw:frame draw:style-name="gr11" draw:text-style-name="P13" draw:layer="layout" svg:width="1.162cm" svg:height="1.114cm" svg:x="18.129cm" svg:y="7.957cm">
          <draw:text-box>
            <text:p>R<text:span text:style-name="T9">2</text:span></text:p>
          </draw:text-box>
        </draw:frame>
        <draw:frame draw:style-name="gr11" draw:text-style-name="P13" draw:layer="layout" svg:width="1.162cm" svg:height="1.114cm" svg:x="9.913cm" svg:y="12.991cm">
          <draw:text-box>
            <text:p>R<text:span text:style-name="T9">6</text:span></text:p>
          </draw:text-box>
        </draw:frame>
        <draw:custom-shape draw:style-name="gr13" draw:text-style-name="P9" draw:layer="layout" svg:width="0.234cm" svg:height="0.258cm" svg:x="16.217cm" svg:y="11.4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xml:id="id9" draw:id="id9" draw:layer="layout" svg:width="0.234cm" svg:height="0.258cm" svg:x="20.718cm" svg:y="11.4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draw:layer="layout" svg:width="0.234cm" svg:height="0.258cm" svg:x="16.218cm" svg:y="15.5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draw:layer="layout" svg:width="0.234cm" svg:height="0.258cm" svg:x="16.218cm" svg:y="7.5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xml:id="id13" draw:id="id13" draw:layer="layout" svg:width="0.234cm" svg:height="0.258cm" svg:x="11.218cm" svg:y="11.4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3" draw:layer="layout" svg:width="1.128cm" svg:height="2.536cm" svg:x="15.043cm" svg:y="8.37cm">
          <draw:text-box>
            <text:p>+</text:p>
            <text:p>V<text:span text:style-name="T9">b</text:span></text:p>
            <text:p>-</text:p>
          </draw:text-box>
        </draw:frame>
        <draw:line draw:style-name="gr15" draw:text-style-name="P14" draw:layer="layout" svg:x1="11.995cm" svg:y1="12.747cm" svg:x2="11.995cm" svg:y2="14.634cm">
          <text:p/>
        </draw:line>
        <draw:frame draw:style-name="gr16" draw:text-style-name="P15" draw:layer="layout" svg:width="1.837cm" svg:height="1.825cm" svg:x="12.142cm" svg:y="12.996cm">
          <draw:text-box>
            <text:p><text:span text:style-name="T7">I</text:span><text:span text:style-name="T8">d</text:span></text:p>
          </draw:text-box>
        </draw:frame>
        <draw:g xml:id="id4" draw:id="id4">
          <draw:line draw:style-name="gr17" draw:text-style-name="P14" draw:layer="layout" svg:x1="20.818cm" svg:y1="12.684cm" svg:x2="20.818cm" svg:y2="13.258cm">
            <text:p/>
          </draw:line>
          <draw:line draw:style-name="gr17" draw:text-style-name="P14" draw:layer="layout" svg:x1="20.057cm" svg:y1="13.263cm" svg:x2="21.577cm" svg:y2="13.263cm">
            <text:p/>
          </draw:line>
          <draw:line draw:style-name="gr17" draw:text-style-name="P14" draw:layer="layout" svg:x1="20.058cm" svg:y1="13.84cm" svg:x2="21.578cm" svg:y2="13.84cm">
            <text:p/>
          </draw:line>
          <draw:line draw:style-name="gr17" draw:text-style-name="P14" draw:layer="layout" svg:x1="20.818cm" svg:y1="13.837cm" svg:x2="20.818cm" svg:y2="14.411cm">
            <text:p/>
          </draw:line>
        </draw:g>
        <draw:line draw:style-name="gr15" draw:text-style-name="P14" draw:layer="layout" svg:x1="21.922cm" svg:y1="12.185cm" svg:x2="21.922cm" svg:y2="14.072cm">
          <text:p/>
        </draw:line>
        <draw:frame draw:style-name="gr11" draw:text-style-name="P13" draw:layer="layout" svg:width="1.162cm" svg:height="1.114cm" svg:x="19.655cm" svg:y="13.84cm">
          <draw:text-box>
            <text:p>C</text:p>
          </draw:text-box>
        </draw:frame>
        <draw:frame draw:style-name="gr18" draw:text-style-name="P9" draw:layer="layout" svg:width="8.544cm" svg:height="3.135cm" svg:x="2.51cm" svg:y="7.9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g xml:id="id14" draw:id="id14">
          <draw:line draw:style-name="gr19" draw:text-style-name="P14" draw:layer="layout" svg:x1="10.559cm" svg:y1="12.268cm" svg:x2="9.334cm" svg:y2="12.279cm">
            <text:p/>
          </draw:line>
          <draw:line draw:style-name="gr19" draw:text-style-name="P14" draw:layer="layout" svg:x1="10.56cm" svg:y1="12.262cm" svg:x2="9.335cm" svg:y2="12.273cm">
            <text:p/>
          </draw:line>
          <draw:line draw:style-name="gr19" draw:text-style-name="P14" draw:layer="layout" svg:x1="9.669cm" svg:y1="12.514cm" svg:x2="10.278cm" svg:y2="12.514cm">
            <text:p/>
          </draw:line>
          <draw:line draw:style-name="gr19" draw:text-style-name="P14" draw:layer="layout" svg:x1="9.833cm" svg:y1="12.725cm" svg:x2="10.126cm" svg:y2="12.725cm">
            <text:p/>
          </draw:line>
          <draw:line draw:style-name="gr19" draw:text-style-name="P14" draw:layer="layout" svg:x1="9.963cm" svg:y1="12.253cm" svg:x2="9.968cm" svg:y2="11.709cm">
            <text:p/>
          </draw:line>
        </draw:g>
        <draw:connector draw:style-name="gr20" draw:text-style-name="P9" draw:layer="layout" svg:x1="11.218cm" svg:y1="11.611cm" svg:x2="9.947cm" svg:y2="11.709cm" draw:start-shape="id13" draw:start-glue-point="6" draw:end-shape="id14" draw:end-glue-point="0" svg:d="M11218 11611h-1271v98" svg:viewBox="0 0 1272 99">
          <text:p/>
        </draw:connector>
        <draw:frame draw:style-name="gr21" draw:text-style-name="P13" draw:layer="layout" svg:width="0.853cm" svg:height="0.962cm" svg:x="11.051cm" svg:y="6.719cm">
          <draw:text-box>
            <text:p>1</text:p>
          </draw:text-box>
        </draw:frame>
        <draw:frame draw:style-name="gr21" draw:text-style-name="P13" draw:layer="layout" svg:width="0.853cm" svg:height="0.962cm" svg:x="15.852cm" svg:y="6.719cm">
          <draw:text-box>
            <text:p>2</text:p>
          </draw:text-box>
        </draw:frame>
        <draw:frame draw:style-name="gr21" draw:text-style-name="P13" draw:layer="layout" svg:width="0.853cm" svg:height="0.962cm" svg:x="20.352cm" svg:y="6.719cm">
          <draw:text-box>
            <text:p>3</text:p>
          </draw:text-box>
        </draw:frame>
        <draw:frame draw:style-name="gr21" draw:text-style-name="P13" draw:layer="layout" svg:width="0.853cm" svg:height="0.962cm" svg:x="16.352cm" svg:y="10.719cm">
          <draw:text-box>
            <text:p>5</text:p>
          </draw:text-box>
        </draw:frame>
        <draw:custom-shape draw:style-name="gr13" draw:text-style-name="P9" draw:layer="layout" svg:width="0.234cm" svg:height="0.258cm" svg:x="16.218cm" svg:y="16.5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13" draw:layer="layout" svg:width="0.853cm" svg:height="0.962cm" svg:x="11.051cm" svg:y="15.721cm">
          <draw:text-box>
            <text:p>7</text:p>
          </draw:text-box>
        </draw:frame>
        <draw:frame draw:style-name="gr21" draw:text-style-name="P13" draw:layer="layout" svg:width="0.853cm" svg:height="0.962cm" svg:x="15.852cm" svg:y="15.721cm">
          <draw:text-box>
            <text:p>8</text:p>
          </draw:text-box>
        </draw:frame>
        <draw:frame draw:style-name="gr21" draw:text-style-name="P13" draw:layer="layout" svg:width="0.853cm" svg:height="0.962cm" svg:x="20.853cm" svg:y="11.119cm">
          <draw:text-box>
            <text:p>6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itle_20__2b__20_Content" presentation:presentation-page-layout-name="AL2T11" presentation:use-footer-name="ftr1" presentation:use-date-time-name="dtd1">
        <office:forms form:automatic-focus="false" form:apply-design-mode="false"/>
        <draw:frame draw:name="Title 1" presentation:style-name="pr4" draw:text-style-name="P7" draw:layer="layout" svg:width="17.444cm" svg:height="2.411cm" svg:x="7.282cm" svg:y="0.554cm" presentation:class="title" presentation:user-transformed="true">
          <draw:text-box>
            <text:p text:style-name="P6"><text:span text:style-name="T3">S</text:span><text:span text:style-name="T3">i</text:span><text:span text:style-name="T3">m</text:span><text:span text:style-name="T3">u</text:span><text:span text:style-name="T3">l</text:span><text:span text:style-name="T3">a</text:span><text:span text:style-name="T3">t</text:span><text:span text:style-name="T3">i</text:span><text:span text:style-name="T3">o</text:span><text:span text:style-name="T3">n</text:span><text:span text:style-name="T3"> </text:span><text:span text:style-name="T3">A</text:span><text:span text:style-name="T3">n</text:span><text:span text:style-name="T3">a</text:span><text:span text:style-name="T3">l</text:span><text:span text:style-name="T3">y</text:span><text:span text:style-name="T3">s</text:span><text:span text:style-name="T3">i</text:span><text:span text:style-name="T3">s</text:span></text:p>
          </draw:text-box>
        </draw:frame>
        <draw:frame draw:name="Content Placeholder 2" presentation:style-name="pr6" draw:text-style-name="P17" draw:layer="layout" svg:width="23.027cm" svg:height="14.289cm" svg:x="1.602cm" svg:y="3.557cm" presentation:class="outline" presentation:user-transformed="true">
          <draw:text-box>
            <text:list text:style-name="L2">
              <text:list-item>
                <text:p text:style-name="P16"><text:span text:style-name="T10"><text:s text:c="2"/></text:span><text:span text:style-name="T10">Simulate the operating point for t&lt;0, to obtain the voltages in all nodes and the currents in all branches. Print a table with the results.</text:span></text:p>
              </text:list-item>
              <text:list-item>
                <text:p text:style-name="P16"><text:span text:style-name="T11"><text:s text:c="2"/></text:span><text:span text:style-name="T11">Simulate the operating point for v</text:span><text:span text:style-name="T12">s</text:span><text:span text:style-name="T11">(0)=0, replacing the capacitor with <text:s/>with a voltage source V</text:span><text:span text:style-name="T12">x</text:span><text:span text:style-name="T11"> = V(6)-V(8), where V(6) and V(8) are the voltages in nodes 6 and 8 as obtained in 1). Explain why you need this step. </text:span><text:span text:style-name="T10">Print a table with the results.</text:span></text:p>
              </text:list-item>
              <text:list-item>
                <text:p text:style-name="P16"><text:span text:style-name="T11"><text:s text:c="2"/></text:span><text:span text:style-name="T11">Simulate the natural response of the circuit, using the boundary conditions V(6) and V(8) as obtained in 2) (use Ngspice directive .ic V(6)=... v(9)=...). Use Ngpice’s transient analysis mode to get v</text:span><text:span text:style-name="T12">6</text:span><text:span text:style-name="T11">(t) in the interval [0, 20] ms. Plot the result.</text:span></text:p>
              </text:list-item>
              <text:list-item>
                <text:p text:style-name="P16"><text:span text:style-name="T11"><text:s text:c="2"/></text:span><text:span text:style-name="T11">Simulate the total response on node 6 (natural+forced) by repeating step <text:s/>3) with v</text:span><text:span text:style-name="T12">s</text:span><text:span text:style-name="T11">(t) as given in Fig. 1 and f=1kHz. Plot both the stimulus and the response.</text:span></text:p>
              </text:list-item>
              <text:list-item>
                <text:p text:style-name="P16"><text:span text:style-name="T11"><text:s text:c="2"/></text:span><text:span text:style-name="T11">Simulate the frequency response in node 6 (frequency logscale, magnitude in dB, phase in degrees) for the frequency range 0.1 Hz to 1 MHz. </text:span><text:span text:style-name="T10">Plot both v</text:span><text:span text:style-name="T13">s</text:span><text:span text:style-name="T10">(f) and v</text:span><text:span text:style-name="T13">6</text:span><text:span text:style-name="T10">(f) in the same figure and explain how and why they differ.</text:span></text:p>
              </text:list-item>
            </text:list>
            <text:list text:style-name="L1">
              <text:list-header>
                <text:p text:style-name="P16"><text:span text:style-name="T14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itle_20__2b__20_Content" presentation:presentation-page-layout-name="AL2T11" presentation:use-footer-name="ftr1" presentation:use-date-time-name="dtd1">
        <office:forms form:automatic-focus="false" form:apply-design-mode="false"/>
        <draw:frame draw:name="Title 1" presentation:style-name="pr4" draw:text-style-name="P7" draw:layer="layout" svg:width="17.444cm" svg:height="2.411cm" svg:x="7.282cm" svg:y="0.554cm" presentation:class="title" presentation:user-transformed="true">
          <draw:text-box>
            <text:p text:style-name="P6"><text:span text:style-name="T3">Theoretical Analysis</text:span></text:p>
          </draw:text-box>
        </draw:frame>
        <draw:frame draw:name="Content Placeholder 2" presentation:style-name="pr7" draw:text-style-name="P17" draw:layer="layout" svg:width="23.027cm" svg:height="14.289cm" svg:x="1.602cm" svg:y="3.857cm" presentation:class="outline" presentation:user-transformed="true">
          <draw:text-box>
            <text:list text:style-name="L2">
              <text:list-item>
                <text:p text:style-name="P16"><text:span text:style-name="T10"><text:s text:c="2"/></text:span><text:span text:style-name="T10">Use the nodal method to determine the voltages in all nodes and currents </text:span><text:span text:style-name="T10">in all branches for t&lt;0. Print a table with the results.</text:span></text:p>
              </text:list-item>
              <text:list-item>
                <text:p text:style-name="P16"><text:span text:style-name="T11"><text:s text:c="2"/></text:span><text:span text:style-name="T11">Determine the equivalent resistance R</text:span><text:span text:style-name="T12">eq</text:span><text:span text:style-name="T11"> as seen from the capacitor </text:span><text:span text:style-name="T11">terminals. Suggestion: make V</text:span><text:span text:style-name="T12">s</text:span><text:span text:style-name="T11">=0 and replace the capacitor with a voltage </text:span><text:span text:style-name="T11">source V</text:span><text:span text:style-name="T12">x</text:span><text:span text:style-name="T11">= V(6)-V(8), where V(6) and V(8) are the voltages in nodes 6 and </text:span><text:span text:style-name="T11">8 as obtained in 1); run nodal analysis to determine the current I</text:span><text:span text:style-name="T12">x</text:span><text:span text:style-name="T11"> supplied </text:span><text:span text:style-name="T11">by V</text:span><text:span text:style-name="T12">x</text:span><text:span text:style-name="T11">; compute the equivalent resistor as R</text:span><text:span text:style-name="T12">eq</text:span><text:span text:style-name="T11"> = V</text:span><text:span text:style-name="T12">x</text:span><text:span text:style-name="T11">/I</text:span><text:span text:style-name="T12">x</text:span><text:span text:style-name="T11">,and the time constant. </text:span><text:span text:style-name="T11">Explain why you need this procedure, and p</text:span><text:span text:style-name="T10">rint a table with the computed </text:span><text:span text:style-name="T10">results.</text:span></text:p>
              </text:list-item>
              <text:list-item>
                <text:p text:style-name="P16"><text:span text:style-name="T11"><text:s text:c="2"/></text:span><text:span text:style-name="T11">With the results obtained in 2), determine the natural solution v</text:span><text:span text:style-name="T12">6n</text:span><text:span text:style-name="T11">(t), in the </text:span><text:span text:style-name="T11">interval [0, 20] ms</text:span><text:span text:style-name="T10">. Plot the result, identifying all axes, signals displayed </text:span><text:span text:style-name="T10">and units used.</text:span></text:p>
              </text:list-item>
              <text:list-item>
                <text:p text:style-name="P16"><text:span text:style-name="T11"><text:s text:c="2"/></text:span><text:span text:style-name="T11">Determine the forced solution v</text:span><text:span text:style-name="T12">6f</text:span><text:span text:style-name="T11">(t) in the same interval for f=1KHz. </text:span><text:span text:style-name="T11">Suggestion: use a phasor voltage source V</text:span><text:span text:style-name="T12">s </text:span><text:span text:style-name="T11">= 1; replace C with its </text:span><text:span text:style-name="T11">impedance Z</text:span><text:span text:style-name="T12">C</text:span><text:span text:style-name="T11">; run nodal analysis to determine the phasor voltages in all </text:span><text:span text:style-name="T11">nodes. </text:span><text:span text:style-name="T10">Print a table with the complex amplitudes in the nodes.</text:span></text:p>
              </text:list-item>
              <text:list-item>
                <text:p text:style-name="P16"><text:span text:style-name="T11"><text:s text:c="2"/></text:span><text:span text:style-name="T11">Determine the final total solution v</text:span><text:span text:style-name="T12">6</text:span><text:span text:style-name="T11">(t), converting the phasors to real time </text:span><text:span text:style-name="T11">functions for f=1KHz, and superimposing the natural and forced solutions. </text:span><text:span text:style-name="T11">Plot both v</text:span><text:span text:style-name="T12">s</text:span><text:span text:style-name="T11">(t) and v</text:span><text:span text:style-name="T12">6</text:span><text:span text:style-name="T11">(t) in the same figure in the interval [</text:span><text:span text:style-name="T15">-5</text:span><text:span text:style-name="T11">, </text:span><text:span text:style-name="T15">20</text:span><text:span text:style-name="T11">] ms</text:span><text:span text:style-name="T10">.</text:span></text:p>
              </text:list-item>
              <text:list-item>
                <text:p text:style-name="P16"><text:span text:style-name="T11"><text:s text:c="2"/></text:span><text:span text:style-name="T11">Determine the frequency responses v</text:span><text:span text:style-name="T12">c</text:span><text:span text:style-name="T11">(f)=v</text:span><text:span text:style-name="T12">6</text:span><text:span text:style-name="T11">(f)-v</text:span><text:span text:style-name="T12">8</text:span><text:span text:style-name="T11">(f), and v</text:span><text:span text:style-name="T12">6</text:span><text:span text:style-name="T11">(f) for frequency </text:span><text:span text:style-name="T11">range 0.1 Hz to 1 MHz <text:s/>(use a frequency logarithmic scale, magnitude in </text:span><text:span text:style-name="T11">dB and phase in degrees). Plot v</text:span><text:span text:style-name="T12">s</text:span><text:span text:style-name="T11">(f), </text:span><text:span text:style-name="T10"><text:s/>v</text:span><text:span text:style-name="T13">c</text:span><text:span text:style-name="T10">(f) <text:s/>and v</text:span><text:span text:style-name="T13">6</text:span><text:span text:style-name="T10">(f) in the same figure and </text:span><text:span text:style-name="T10">explain how and why they differ.</text:span></text:p>
              </text:list-item>
            </text:list>
            <text:list text:style-name="L1">
              <text:list-header>
                <text:p text:style-name="P16"><text:span text:style-name="T14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itle_20__2b__20_Content" presentation:presentation-page-layout-name="AL2T11" presentation:use-footer-name="ftr1" presentation:use-date-time-name="dtd1">
        <office:forms form:automatic-focus="false" form:apply-design-mode="false"/>
        <draw:frame draw:name="Title 1" presentation:style-name="pr4" draw:text-style-name="P7" draw:layer="layout" svg:width="17.444cm" svg:height="2.411cm" svg:x="7.282cm" svg:y="0.554cm" presentation:class="title" presentation:user-transformed="true">
          <draw:text-box>
            <text:p text:style-name="P6"><text:span text:style-name="T3">L</text:span><text:span text:style-name="T3">a</text:span><text:span text:style-name="T3">b</text:span><text:span text:style-name="T3"> </text:span><text:span text:style-name="T3">r</text:span><text:span text:style-name="T3">e</text:span><text:span text:style-name="T3">p</text:span><text:span text:style-name="T3">o</text:span><text:span text:style-name="T3">r</text:span><text:span text:style-name="T3">t</text:span></text:p>
          </draw:text-box>
        </draw:frame>
        <draw:frame draw:name="Content Placeholder 2" presentation:style-name="pr8" draw:text-style-name="P17" draw:layer="layout" svg:width="23.027cm" svg:height="14.289cm" svg:x="1.602cm" svg:y="3.857cm" presentation:class="outline" presentation:user-transformed="true">
          <draw:text-box>
            <text:list text:style-name="L2">
              <text:list-item>
                <text:p text:style-name="P16"><text:span text:style-name="T10"><text:s/></text:span><text:span text:style-name="T10">The Python script, </text:span><text:span text:style-name="T16">t2_datagen.py</text:span><text:span text:style-name="T10"> output should be redirected to a file </text:span><text:span text:style-name="T16">data.txt</text:span><text:span text:style-name="T10"> using bash’s “&gt;” facility. </text:span></text:p>
              </text:list-item>
              <text:list-item>
                <text:p text:style-name="P16"><text:span text:style-name="T11"><text:s/></text:span><text:span text:style-name="T11">The octave script should read and use the data file </text:span><text:span text:style-name="T16">data.txt, </text:span><text:span text:style-name="T10">and</text:span><text:span text:style-name="T16"> </text:span><text:span text:style-name="T10">output a data file for Ngspice (directive .include). Use file I/O functions such as </text:span><text:span text:style-name="T16">fprintf</text:span><text:span text:style-name="T10"> and </text:span><text:span text:style-name="T16">fscanf.</text:span></text:p>
              </text:list-item>
              <text:list-item>
                <text:p text:style-name="P16"><text:span text:style-name="T11"><text:s/></text:span><text:span text:style-name="T11">Ideally, generating a new data set with a different student number and re-running the top Makefile should produce consistent results.</text:span></text:p>
              </text:list-item>
              <text:list-item>
                <text:p text:style-name="P16"><text:span text:style-name="T11"><text:s/></text:span><text:span text:style-name="T11">Produce all tables and plots required in the simulation and analysis sections</text:span></text:p>
              </text:list-item>
              <text:list-item>
                <text:p text:style-name="P16"><text:span text:style-name="T11"><text:s/></text:span><text:span text:style-name="T11">Compare Octave and Ngspice results </text:span><text:span text:style-name="T17">side by side</text:span><text:span text:style-name="T11"> looking for exactness or discrepancy, and explaining both. Read the repository’s README file.</text:span></text:p>
              </text:list-item>
            </text:list>
            <text:list text:style-name="L1">
              <text:list-header>
                <text:p text:style-name="P16"><text:span text:style-name="T14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msFillBitmap_20_1" draw:display-name="msFillBitmap 1" xlink:href="Pictures/10000000000005DC00000465191266379A986CAE.png" xlink:type="simple" xlink:show="embed" xlink:actuate="onLoad"/>
    <draw:fill-image draw:name="msFillBitmap_20_2" draw:display-name="msFillBitmap 2" xlink:href="Pictures/10000000000005DC00000465191266379A986CAE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background" style:display-name="Title +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_2b__20_Content-backgroundobjects" style:display-name="Title +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Content-notes" style:display-name="Title +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Content-outline1" style:display-name="Title + Content-outline1" style:family="presentation">
      <style:graphic-properties draw:stroke="none" draw:fill="none" draw:auto-grow-height="false" draw:fit-to-size="shrink-to-fit" style:shrink-to-fit="true">
        <text:list-style style:name="Title_20__2b__20_Content-outline1" style:display-name="Title +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outline2" style:display-name="Title + Content-outline2" style:family="presentation" style:parent-style-name="Title_20__2b_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_2b__20_Content-outline3" style:display-name="Title + Content-outline3" style:family="presentation" style:parent-style-name="Title_20__2b__20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4" style:display-name="Title + Content-outline4" style:family="presentation" style:parent-style-name="Title_20__2b_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5" style:display-name="Title + Content-outline5" style:family="presentation" style:parent-style-name="Title_20__2b__20_Content-outline4">
      <style:paragraph-properties fo:margin-top="0.1cm" fo:margin-bottom="0cm"/>
      <style:text-properties fo:font-size="20pt" style:font-size-asian="20pt" style:font-size-complex="20pt"/>
    </style:style>
    <style:style style:name="Title_20__2b__20_Content-outline6" style:display-name="Title + Content-outline6" style:family="presentation" style:parent-style-name="Title_20__2b__20_Content-outline5">
      <style:paragraph-properties fo:margin-top="0.1cm" fo:margin-bottom="0cm"/>
      <style:text-properties fo:font-size="20pt" style:font-size-asian="20pt" style:font-size-complex="20pt"/>
    </style:style>
    <style:style style:name="Title_20__2b__20_Content-outline7" style:display-name="Title + Content-outline7" style:family="presentation" style:parent-style-name="Title_20__2b__20_Content-outline6">
      <style:paragraph-properties fo:margin-top="0.1cm" fo:margin-bottom="0cm"/>
      <style:text-properties fo:font-size="20pt" style:font-size-asian="20pt" style:font-size-complex="20pt"/>
    </style:style>
    <style:style style:name="Title_20__2b__20_Content-outline8" style:display-name="Title + Content-outline8" style:family="presentation" style:parent-style-name="Title_20__2b__20_Content-outline7">
      <style:paragraph-properties fo:margin-top="0.1cm" fo:margin-bottom="0cm"/>
      <style:text-properties fo:font-size="20pt" style:font-size-asian="20pt" style:font-size-complex="20pt"/>
    </style:style>
    <style:style style:name="Title_20__2b__20_Content-outline9" style:display-name="Title + Content-outline9" style:family="presentation" style:parent-style-name="Title_20__2b__20_Content-outline8">
      <style:paragraph-properties fo:margin-top="0.1cm" fo:margin-bottom="0cm"/>
      <style:text-properties fo:font-size="20pt" style:font-size-asian="20pt" style:font-size-complex="20pt"/>
    </style:style>
    <style:style style:name="Title_20__2b__20_Content-subtitle" style:display-name="Title + Content-subtitle" style:family="presentation">
      <style:graphic-properties draw:stroke="none" draw:fill="none" draw:textarea-vertical-align="middle">
        <text:list-style style:name="Title_20__2b__20_Content-subtitle" style:display-name="Title +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Content-title" style:display-name="Title + Content-title" style:family="presentation">
      <style:graphic-properties draw:stroke="none" draw:fill="none" draw:textarea-vertical-align="middle">
        <text:list-style style:name="Title_20__2b__20_Content-title" style:display-name="Title +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itle_20__2b_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_2b_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_2b__20_Conten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le_20__2b_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9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3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" fo:font-size="12pt" fo:letter-spacing="normal" fo:language="en" fo:country="GB" fo:font-style="normal" style:text-underline-style="none" fo:font-weight="normal" style:font-size-asian="12pt" style:language-asian="en" style:country-asian="GB" style:font-style-asian="normal" style:font-weight-asian="normal" style:font-size-complex="12pt" style:language-complex="en" style:country-complex="GB" style:font-style-complex="normal" style:font-weight-complex="normal"/>
    </style:style>
    <style:style style:name="MT3" style:family="text">
      <style:text-properties fo:font-variant="normal" fo:text-transform="none" fo:color="#595959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Date Placeholder 3" presentation:style-name="Mpr1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21-04-02">02/04/2021</text:date></text:span></text:p>
        </draw:text-box>
      </draw:frame>
      <draw:frame draw:name="Footer Placeholder 4" presentation:style-name="Mpr1" draw:text-style-name="MP6" draw:layer="backgroundobjects" svg:width="8.536cm" svg:height="0.851cm" svg:x="8.678cm" svg:y="17.818cm" presentation:class="footer" presentation:user-transformed="true">
        <draw:text-box>
          <text:p text:style-name="MP7"><text:span text:style-name="MT3">TC</text:span><text:span text:style-name="MT3">FE: </text:span><text:span text:style-name="MT3">DE</text:span><text:span text:style-name="MT3">EC</text:span><text:span text:style-name="MT3">/Ins</text:span><text:span text:style-name="MT3">titut</text:span><text:span text:style-name="MT3">o </text:span><text:span text:style-name="MT3">Su</text:span><text:span text:style-name="MT3">per</text:span><text:span text:style-name="MT3">ior </text:span><text:span text:style-name="MT3">Té</text:span><text:span text:style-name="MT3">cni</text:span><text:span text:style-name="MT3">co </text:span></text:p>
        </draw:text-box>
      </draw:frame>
      <draw:frame draw:name="Slide Number Placeholder 5" presentation:style-name="Mpr1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Title 1" presentation:style-name="Mpr2" draw:text-style-name="MP10" draw:layer="backgroundobjects" svg:width="21.264cm" svg:height="5.624cm" svg:x="2.065cm" svg:y="5.463cm" presentation:class="title" presentation:user-transformed="true">
        <draw:text-box>
          <text:p text:style-name="MP9"><text:span text:style-name="MT4">C</text:span><text:span text:style-name="MT4">l</text:span><text:span text:style-name="MT4">i</text:span><text:span text:style-name="MT4">c</text:span><text:span text:style-name="MT4">k</text:span><text:span text:style-name="MT4"> </text:span><text:span text:style-name="MT4">t</text:span><text:span text:style-name="MT4">o</text:span><text:span text:style-name="MT4"> </text:span><text:span text:style-name="MT4">e</text:span><text:span text:style-name="MT4">d</text:span><text:span text:style-name="MT4">i</text:span><text:span text:style-name="MT4">t </text:span><text:span text:style-name="MT4">M</text:span><text:span text:style-name="MT4">a</text:span><text:span text:style-name="MT4">s</text:span><text:span text:style-name="MT4">t</text:span><text:span text:style-name="MT4">e</text:span><text:span text:style-name="MT4">r </text:span><text:span text:style-name="MT4">t</text:span><text:span text:style-name="MT4">i</text:span><text:span text:style-name="MT4">t</text:span><text:span text:style-name="MT4">l</text:span><text:span text:style-name="MT4">e</text:span><text:span text:style-name="MT4"> </text:span><text:span text:style-name="MT4">s</text:span><text:span text:style-name="MT4">t</text:span><text:span text:style-name="MT4">y</text:span><text:span text:style-name="MT4">l</text:span><text:span text:style-name="MT4">e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_2b__20_Content" style:display-name="Title + Content" style:page-layout-name="PM1" draw:style-name="Mdp2">
      <draw:frame draw:name="Title 1" presentation:style-name="Mpr5" draw:text-style-name="MP12" draw:layer="backgroundobjects" svg:width="21.264cm" svg:height="2.411cm" svg:x="2.065cm" svg:y="4.026cm" presentation:class="title" presentation:user-transformed="true">
        <draw:text-box>
          <text:p text:style-name="MP11"><text:span text:style-name="MT5">C</text:span><text:span text:style-name="MT5">l</text:span><text:span text:style-name="MT5">i</text:span><text:span text:style-name="MT5">c</text:span><text:span text:style-name="MT5">k</text:span><text:span text:style-name="MT5"> </text:span><text:span text:style-name="MT5">t</text:span><text:span text:style-name="MT5">o</text:span><text:span text:style-name="MT5"> </text:span><text:span text:style-name="MT5">e</text:span><text:span text:style-name="MT5">d</text:span><text:span text:style-name="MT5">i</text:span><text:span text:style-name="MT5">t </text:span><text:span text:style-name="MT5">M</text:span><text:span text:style-name="MT5">a</text:span><text:span text:style-name="MT5">s</text:span><text:span text:style-name="MT5">t</text:span><text:span text:style-name="MT5">e</text:span><text:span text:style-name="MT5">r </text:span><text:span text:style-name="MT5">t</text:span><text:span text:style-name="MT5">i</text:span><text:span text:style-name="MT5">t</text:span><text:span text:style-name="MT5">l</text:span><text:span text:style-name="MT5">e</text:span><text:span text:style-name="MT5"> </text:span><text:span text:style-name="MT5">s</text:span><text:span text:style-name="MT5">t</text:span><text:span text:style-name="MT5">y</text:span><text:span text:style-name="MT5">l</text:span><text:span text:style-name="MT5">e</text:span></text:p>
        </draw:text-box>
      </draw:frame>
      <draw:frame draw:name="Content Placeholder 2" presentation:style-name="Mpr6" draw:text-style-name="MP17" draw:layer="backgroundobjects" svg:width="21.264cm" svg:height="10.237cm" svg:x="2.065cm" svg:y="6.779cm" presentation:class="outline" presentation:user-transformed="true">
        <draw:text-box>
          <text:list text:style-name="ML3">
            <text:list-item>
              <text:p text:style-name="MP13"><text:span text:style-name="MT6">Click to edit Master text styles</text:span></text:p>
              <text:list>
                <text:list-item>
                  <text:p text:style-name="MP14"><text:span text:style-name="MT7">Second level</text:span></text:p>
                  <text:list>
                    <text:list-item>
                      <text:p text:style-name="MP15"><text:span text:style-name="MT8">Third level</text:span></text:p>
                      <text:list>
                        <text:list-item>
                          <text:p text:style-name="MP16"><text:span text:style-name="MT9">Fourth level</text:span></text:p>
                          <text:list>
                            <text:list-item>
                              <text:p text:style-name="MP16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21-04-02">02/04/2021</text:date></text:span></text:p>
        </draw:text-box>
      </draw:frame>
      <draw:frame draw:name="Footer Placeholder 4" presentation:style-name="Mpr7" draw:text-style-name="MP6" draw:layer="backgroundobjects" svg:width="8.607cm" svg:height="0.851cm" svg:x="8.678cm" svg:y="17.818cm" presentation:class="footer" presentation:user-transformed="true">
        <draw:text-box>
          <text:p text:style-name="MP7"><text:span text:style-name="MT3">TC</text:span><text:span text:style-name="MT3">FE: </text:span><text:span text:style-name="MT3">DE</text:span><text:span text:style-name="MT3">EC</text:span><text:span text:style-name="MT3">/Ins</text:span><text:span text:style-name="MT3">titut</text:span><text:span text:style-name="MT3">o </text:span><text:span text:style-name="MT3">Su</text:span><text:span text:style-name="MT3">per</text:span><text:span text:style-name="MT3">ior </text:span><text:span text:style-name="MT3">Té</text:span><text:span text:style-name="MT3">cni</text:span><text:span text:style-name="MT3">co </text:span></text:p>
        </draw:text-box>
      </draw:frame>
      <draw:frame draw:name="Slide Number Placeholder 5" presentation:style-name="Mpr7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presentation:notes style:page-layout-name="PM0">
        <draw:page-thumbnail presentation:style-name="Title_20__2b__20_Content-title" draw:layer="backgroundobjects" svg:width="14.848cm" svg:height="11.136cm" svg:x="3.075cm" svg:y="2.257cm" presentation:class="page"/>
        <draw:frame presentation:style-name="Title_20__2b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Patricia Guerreiro</meta:initial-creator>
    <meta:editing-cycles>106</meta:editing-cycles>
    <meta:creation-date>2014-07-21T10:31:21</meta:creation-date>
    <dc:date>2021-04-02T19:56:50.788461848</dc:date>
    <meta:editing-duration>P2DT8M10S</meta:editing-duration>
    <meta:generator>LibreOffice/6.0.7.3$Linux_X86_64 LibreOffice_project/00m0$Build-3</meta:generator>
    <meta:document-statistic meta:object-count="118"/>
    <meta:user-defined meta:name="AppVersion">16.0000</meta:user-defined>
    <meta:user-defined meta:name="Company">IST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Apresentação no Ecrã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1</meta:user-defined>
    <meta:template xlink:type="simple" xlink:actuate="onRequest" xlink:title="Template-Powerpoint-IST_1.thmx" xlink:href=""/>
  </office:meta>
</office:document-meta>
</file>

<file path=Object 1/content.xml><?xml version="1.0" encoding="utf-8"?>
<math xmlns="http://www.w3.org/1998/Math/MathML" display="block">
  <semantics>
    <mtable>
      <mtr>
        <mtd>
          <mrow>
            <msub>
              <mi>v</mi>
              <mi>s</mi>
            </msub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sub>
                <mi>V</mi>
                <mi>s</mi>
              </msub>
            </mrow>
            <mi>u</mi>
            <mrow>
              <mrow>
                <mo fence="true" stretchy="false">(</mo>
                <mrow>
                  <mrow>
                    <mo stretchy="false">−</mo>
                    <mi>t</mi>
                  </mrow>
                </mrow>
                <mo fence="true" stretchy="false">)</mo>
              </mrow>
              <mo stretchy="false">+</mo>
              <mi>sin</mi>
            </mrow>
            <mrow>
              <mo fence="true" stretchy="false">(</mo>
              <mrow>
                <mrow>
                  <mn>2</mn>
                  <mi>π</mi>
                  <mi>f</mi>
                  <mi>t</mi>
                </mrow>
              </mrow>
              <mo fence="true" stretchy="false">)</mo>
            </mrow>
            <mi>u</mi>
            <mrow>
              <mo fence="true" stretchy="false">(</mo>
              <mrow>
                <mi>t</mi>
              </mrow>
              <mo fence="true" stretchy="false">)</mo>
            </mrow>
          </mrow>
        </mtd>
      </mtr>
      <mtr>
        <mtd>
          <mrow/>
        </mtd>
      </mtr>
      <mtr>
        <mtd>
          <mrow>
            <mi>u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row>
                <mo fence="true" stretchy="true">{</mo>
                <mrow>
                  <mtable>
                    <mtr>
                      <mtd>
                        <mrow>
                          <mn>0,</mn>
                          <mrow>
                            <mi>t</mi>
                            <mo stretchy="false">&lt;</mo>
                            <mn>0</mn>
                          </mrow>
                        </mrow>
                      </mtd>
                    </mtr>
                    <mtr>
                      <mtd>
                        <mrow>
                          <mn>1,</mn>
                          <mrow>
                            <mi>t</mi>
                            <mo stretchy="false">≥</mo>
                            <mn>0</mn>
                          </mrow>
                        </mrow>
                      </mtd>
                    </mtr>
                  </mtable>
                </mrow>
              </mrow>
            </mrow>
          </mrow>
        </mtd>
      </mtr>
    </mtable>
    <annotation encoding="StarMath 5.0">v_s( t)  = V_s u(-t) + sin( 2 %pi f t ) u( t)  newline newline


u( t ) = left lbrace {binom{0, t &lt; 0}{1, t &gt;= 0} } right none</annotation>
  </semantics>
</math>
</file>